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bc3" officeooo:paragraph-rsid="0017c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5:09:30.454632514</meta:creation-date>
    <meta:generator>LibreOffice/7.3.7.2$Linux_X86_64 LibreOffice_project/30$Build-2</meta:generator>
    <dc:date>2023-09-22T09:40:20.506317111</dc:date>
    <meta:editing-duration>PT4H30M50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